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justify" style:justify-single-word="false"/>
      <style:text-properties fo:color="#000000"/>
    </style:style>
    <style:style style:name="P2" style:family="paragraph" style:parent-style-name="Normal">
      <style:paragraph-properties fo:text-align="justify" style:justify-single-word="false"/>
      <style:text-properties fo:color="#000000" officeooo:paragraph-rsid="00370e44"/>
    </style:style>
    <style:style style:name="P3" style:family="paragraph" style:parent-style-name="Normal">
      <style:paragraph-properties fo:text-align="justify" style:justify-single-word="false"/>
      <style:text-properties fo:color="#000000" officeooo:paragraph-rsid="00384ede"/>
    </style:style>
    <style:style style:name="P4" style:family="paragraph" style:parent-style-name="Normal">
      <style:paragraph-properties fo:text-align="justify" style:justify-single-word="false"/>
      <style:text-properties fo:color="#000000" fo:language="en" fo:country="US"/>
    </style:style>
    <style:style style:name="P5" style:family="paragraph" style:parent-style-name="Normal">
      <style:paragraph-properties fo:text-align="justify" style:justify-single-word="false"/>
      <style:text-properties fo:color="#000000" officeooo:rsid="00184d27" officeooo:paragraph-rsid="00184d27"/>
    </style:style>
    <style:style style:name="P6" style:family="paragraph" style:parent-style-name="Normal">
      <style:paragraph-properties fo:text-align="justify" style:justify-single-word="false"/>
      <style:text-properties fo:color="#000000" officeooo:rsid="0027decf" officeooo:paragraph-rsid="0027decf"/>
    </style:style>
    <style:style style:name="P7" style:family="paragraph" style:parent-style-name="Normal">
      <style:paragraph-properties fo:text-align="justify" style:justify-single-word="false"/>
      <style:text-properties fo:color="#000000" officeooo:rsid="0035ee81" officeooo:paragraph-rsid="0035ee81"/>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ext-properties officeooo:paragraph-rsid="000df723"/>
    </style:style>
    <style:style style:name="P10" style:family="paragraph" style:parent-style-name="Normal">
      <style:paragraph-properties fo:text-align="justify" style:justify-single-word="false"/>
      <style:text-properties officeooo:paragraph-rsid="00149553"/>
    </style:style>
    <style:style style:name="P11" style:family="paragraph" style:parent-style-name="Normal">
      <style:paragraph-properties fo:text-align="justify" style:justify-single-word="false"/>
      <style:text-properties officeooo:rsid="000e6ce6" officeooo:paragraph-rsid="000e6ce6"/>
    </style:style>
    <style:style style:name="P12" style:family="paragraph" style:parent-style-name="Normal">
      <style:paragraph-properties fo:text-align="justify" style:justify-single-word="false"/>
      <style:text-properties officeooo:rsid="003bbad1" officeooo:paragraph-rsid="003bbad1"/>
    </style:style>
    <style:style style:name="P13" style:family="paragraph" style:parent-style-name="Normal" style:master-page-name="MP0">
      <style:paragraph-properties fo:text-align="justify" style:justify-single-word="false" style:page-number="auto" fo:break-before="page"/>
      <style:text-properties officeooo:rsid="000025df" officeooo:paragraph-rsid="000025df"/>
    </style:style>
    <style:style style:name="P14" style:family="paragraph" style:parent-style-name="Normal">
      <style:paragraph-properties fo:text-align="justify" style:justify-single-word="false"/>
      <style:text-properties fo:color="#000000" officeooo:rsid="0010b73a" officeooo:paragraph-rsid="0010b73a"/>
    </style:style>
    <style:style style:name="P15" style:family="paragraph" style:parent-style-name="Normal">
      <style:paragraph-properties fo:text-align="justify" style:justify-single-word="false"/>
      <style:text-properties fo:color="#000000" officeooo:rsid="001db323" officeooo:paragraph-rsid="001db323"/>
    </style:style>
    <style:style style:name="P16" style:family="paragraph" style:parent-style-name="Normal">
      <style:paragraph-properties fo:text-align="justify" style:justify-single-word="false"/>
      <style:text-properties fo:color="#000000" officeooo:rsid="00201424" officeooo:paragraph-rsid="00201424"/>
    </style:style>
    <style:style style:name="P17" style:family="paragraph" style:parent-style-name="Normal">
      <style:paragraph-properties fo:text-align="justify" style:justify-single-word="false"/>
      <style:text-properties fo:color="#000000" officeooo:rsid="00382ee7" officeooo:paragraph-rsid="00382ee7"/>
    </style:style>
    <style:style style:name="T1" style:family="text">
      <style:text-properties fo:color="#000000"/>
    </style:style>
    <style:style style:name="T2" style:family="text">
      <style:text-properties fo:color="#000000" officeooo:rsid="000df723" style:font-name-asian="Times New Roman" style:language-asian="pl" style:country-asian="PL"/>
    </style:style>
    <style:style style:name="T3" style:family="text">
      <style:text-properties fo:color="#000000" officeooo:rsid="000e6ce6" style:font-name-asian="Times New Roman" style:language-asian="pl" style:country-asian="PL"/>
    </style:style>
    <style:style style:name="T4" style:family="text">
      <style:text-properties fo:color="#000000" officeooo:rsid="00184d27"/>
    </style:style>
    <style:style style:name="T5" style:family="text">
      <style:text-properties fo:color="#000000" officeooo:rsid="00149553"/>
    </style:style>
    <style:style style:name="T6" style:family="text">
      <style:text-properties fo:color="#000000" officeooo:rsid="0035ee81"/>
    </style:style>
    <style:style style:name="T7" style:family="text">
      <style:text-properties fo:color="#000000" officeooo:rsid="003cd393"/>
    </style:style>
    <style:style style:name="T8" style:family="text">
      <style:text-properties fo:color="#000000" officeooo:rsid="003f5a34"/>
    </style:style>
    <style:style style:name="T9" style:family="text">
      <style:text-properties fo:color="#000000" officeooo:rsid="004028a8"/>
    </style:style>
    <style:style style:name="T10" style:family="text">
      <style:text-properties fo:color="#000000" officeooo:rsid="0041758b"/>
    </style:style>
    <style:style style:name="T11" style:family="text">
      <style:text-properties fo:color="#000000" officeooo:rsid="0043a450"/>
    </style:style>
    <style:style style:name="T12" style:family="text">
      <style:text-properties fo:color="#000000" officeooo:rsid="00442d44"/>
    </style:style>
    <style:style style:name="T13" style:family="text">
      <style:text-properties fo:color="#000000" officeooo:rsid="00448ce4"/>
    </style:style>
    <style:style style:name="T14" style:family="text">
      <style:text-properties fo:color="#000000" officeooo:rsid="00465c9b"/>
    </style:style>
    <style:style style:name="T15" style:family="text">
      <style:text-properties fo:color="#000000" officeooo:rsid="0046f367"/>
    </style:style>
    <style:style style:name="T16" style:family="text">
      <style:text-properties fo:color="#000000" officeooo:rsid="0048c364"/>
    </style:style>
    <style:style style:name="T17" style:family="text">
      <style:text-properties fo:color="#000000" officeooo:rsid="004a22df"/>
    </style:style>
    <style:style style:name="T18" style:family="text">
      <style:text-properties fo:color="#000000" officeooo:rsid="004a9b64"/>
    </style:style>
    <style:style style:name="T19" style:family="text">
      <style:text-properties fo:color="#000000" officeooo:rsid="004aecaf"/>
    </style:style>
    <style:style style:name="T20" style:family="text">
      <style:text-properties fo:color="#000000" officeooo:rsid="004cb97c"/>
    </style:style>
    <style:style style:name="T21" style:family="text">
      <style:text-properties fo:color="#000000" officeooo:rsid="004e6fb2"/>
    </style:style>
    <style:style style:name="T22" style:family="text">
      <style:text-properties fo:color="#000000" officeooo:rsid="004e9528"/>
    </style:style>
    <style:style style:name="T23" style:family="text">
      <style:text-properties fo:color="#000000" officeooo:rsid="004fc7cf"/>
    </style:style>
    <style:style style:name="T24" style:family="text">
      <style:text-properties fo:color="#000000" officeooo:rsid="0052b24d"/>
    </style:style>
    <style:style style:name="T25" style:family="text">
      <style:text-properties fo:color="#000000" officeooo:rsid="0053e1b1"/>
    </style:style>
    <style:style style:name="T26" style:family="text">
      <style:text-properties fo:color="#000000" officeooo:rsid="0054a1d1"/>
    </style:style>
    <style:style style:name="T27" style:family="text">
      <style:text-properties officeooo:rsid="0000283d"/>
    </style:style>
    <style:style style:name="T28" style:family="text">
      <style:text-properties officeooo:rsid="00100c91"/>
    </style:style>
    <style:style style:name="T29" style:family="text">
      <style:text-properties officeooo:rsid="0010b73a"/>
    </style:style>
    <style:style style:name="T30" style:family="text">
      <style:text-properties officeooo:rsid="0018b0dd"/>
    </style:style>
    <style:style style:name="T31" style:family="text">
      <style:text-properties officeooo:rsid="0029c8cd"/>
    </style:style>
    <style:style style:name="T32" style:family="text">
      <style:text-properties officeooo:rsid="002abeff"/>
    </style:style>
    <style:style style:name="T33" style:family="text">
      <style:text-properties officeooo:rsid="002b67fd"/>
    </style:style>
    <style:style style:name="T34" style:family="text">
      <style:text-properties officeooo:rsid="002bddca"/>
    </style:style>
    <style:style style:name="T35" style:family="text">
      <style:text-properties officeooo:rsid="002c4623"/>
    </style:style>
    <style:style style:name="T36" style:family="text">
      <style:text-properties officeooo:rsid="002c6b59"/>
    </style:style>
    <style:style style:name="T37" style:family="text">
      <style:text-properties officeooo:rsid="002d7143"/>
    </style:style>
    <style:style style:name="T38" style:family="text">
      <style:text-properties officeooo:rsid="002f1c90"/>
    </style:style>
    <style:style style:name="T39" style:family="text">
      <style:text-properties officeooo:rsid="002f3496"/>
    </style:style>
    <style:style style:name="T40" style:family="text">
      <style:text-properties officeooo:rsid="00312016"/>
    </style:style>
    <style:style style:name="T41" style:family="text">
      <style:text-properties officeooo:rsid="0035ee81"/>
    </style:style>
    <style:style style:name="T42" style:family="text">
      <style:text-properties officeooo:rsid="003637ab"/>
    </style:style>
    <style:style style:name="T43" style:family="text">
      <style:text-properties officeooo:rsid="00370e44"/>
    </style:style>
    <style:style style:name="T44" style:family="text">
      <style:text-properties officeooo:rsid="00384ede"/>
    </style:style>
    <style:style style:name="T45" style:family="text">
      <style:text-properties officeooo:rsid="005813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iler is a <text:span text:style-name="T45">type of </text:span><text:s/>program used for automatic translation of code written in one language (<text:span text:style-name="T27">input</text:span>) into corrsesponding code in different language (<text:span text:style-name="T27">output</text:span>). <text:span text:style-name="T27">This proces is named compilation. In computer science compiler refers to a program translating source code(written by a programmer) into machine code( instructions executed by computer's CPU ). Compiler works in phases, which converts the program from one shape into another. Each compilation consists of two main parts: analysis and synthersis. Analysis relies on simple decomposition <text:s/>into principle constituents while synthesis requires more specialised methods – transforming intermediary product into final result. During each phase of compilation numerous errors occurs. A compilator that would stop at any first of them would be useless.</text:span></text:p>
      <text:p text:style-name="P9"><text:span text:style-name="Default_20_Paragraph_20_Font"><text:span text:style-name="T2">REALITY – THE SPACE OF SIMULACR</text:span></text:span><text:span text:style-name="Default_20_Paragraph_20_Font"><text:span text:style-name="T3">A</text:span></text:span></text:p>
      <text:p text:style-name="P11">Reality is created from minified cells, matricies and memory units; from software – and with its help can <text:span text:style-name="T29">be</text:span> reproduced infinite amount of times. It needs to be rational no longer, because it doesn't refer <text:span text:style-name="T28">to any ideal instant. Its character is purely operational.</text:span></text:p>
      <text:p text:style-name="P14">Simulation is no longer a simulation of refernced object, it is a way of creating symbols by reality models – hyperreality. It is a system of symbols. Hyperreality, therefore, is a product generated from synthesis of combinatorial models. </text:p>
      <text:p text:style-name="P10"><text:span text:style-name="T5">Since we are dealing with a process of „grasping reality” through symbols, simulation differwntiates what is „true” and „false”; what is „real” and what's „imaginary”. Symbols imitate reality. In the world of simulacra it's impossible distinguish a copy from the original. </text:span><text:span text:style-name="T4">Therefore, it means that reality exists in infinite number of representations. Meaning of symbols is being returned in excess. One could attemt a claim, that we live in many worlds simultanously, of which none is more real. Distinction between illusion and reality does not exist. We can search for reality in fiction. </text:span></text:p>
      <text:p text:style-name="P12"><text:span text:style-name="T4">S</text:span><text:span text:style-name="T1">ubjective reality is an indiv</text:span><text:span text:style-name="T7">idual, </text:span><text:span text:style-name="T11">cognitive</text:span><text:span text:style-name="T7"> represetation of surrounding world</text:span><text:span text:style-name="T8"> bas</text:span><text:span text:style-name="T9">ed</text:span><text:span text:style-name="T8"> on objective reality – </text:span><text:span text:style-name="T10">entirety of physical world </text:span><text:span text:style-name="T12">and</text:span><text:span text:style-name="T10"> laws governing it. </text:span><text:span text:style-name="T13">It is not a precise reflection of </text:span><text:span text:style-name="T14">objective reality but a </text:span><text:span text:style-name="T15">representation attempted </text:span><text:span text:style-name="T14">by mind </text:span><text:span text:style-name="T16">of</text:span><text:span text:style-name="T14"> limited capabilities, </text:span><text:span text:style-name="T17">becouse of which it is susceptible to distortions and external influences. Virtual Reality exploits that property. </text:span><text:span text:style-name="T18">Using a medium </text:span><text:span text:style-name="T19">modulating signals reaching the senses </text:span><text:span text:style-name="T20">we can see object</text:span><text:span text:style-name="T21">s physically nonexistent </text:span><text:span text:style-name="T22">or phenom</text:span><text:span text:style-name="T23">enons </text:span><text:span text:style-name="T24">impossible in reality. </text:span><text:span text:style-name="T25">Therefore, virtual reality makes </text:span><text:span text:style-name="T26">polisensoric experiences possible.</text:span></text:p>
      <text:p text:style-name="P1">Rzeczywistość subiektywna jest indywidualnym obrazem, otaczającego nas świata tworzonym przez umysł na podstawie rzeczywistości obiektywnej, rozumianej jako calość swiata fizycznego oraz praw nim rządzących. <text:s/>Nie jest ona dokładnym odbiciem rzeczywiśtości obiektywnej, a próbą jej odtworzenia przez co podatna jest na zaburzenia lub celowe wpływy zewnętrze. Rzeczywistość wirtualna wykorzystuje tę właściwość. Przy pomocy medium modulującego sygnały docierające do zmysłów możemy np. zobaczyć przedmioty nie istniejące w fizycznej formie lub zjawiska nie występujące w świecie zewnętrznym. Otwiera to przed nami możliwości nowych doświadczeń polisensorycznych.</text:p>
      <text:p text:style-name="P1"/>
      <text:p text:style-name="P5">This way, we enter the space of hallucinated truth, <text:span text:style-name="T30">we are being pulled into a game of illusions and fantasies. We are c<text:tab/>ontinually harrassed with reality – imaginary space convinces us that the rest is real. </text:span></text:p>
      <text:p text:style-name="P15">Space is a being. We experience it but cannot define. We ask about space but we are not answered. Space due to its complexity- fills everything; therefore space itself is a question about itself. Being unable to comprehend the space we can only try to experience its specific contents. We are able to „know” it through by having sustained its symptoms. </text:p>
      <text:p text:style-name="P16"><text:soft-page-break/>Virtual reality is an example of an imaginary game. It acts as an interactive theatre, where one play a specific role by interacting with various platforms. Virtual reality environments are forms of fluid architecture, pervading and infinite spaces. Place, time and form essentially doesn't exist. They can acquire various characters infinite amout of times. </text:p>
      <text:p text:style-name="P1"/>
      <text:p text:style-name="P1"/>
      <text:p text:style-name="P1"/>
      <text:p text:style-name="P4">&gt; PROGRAMMING (OF) SENSATIONS</text:p>
      <text:p text:style-name="P4">Project introduces a concept of a mobile application. Its main design assumption is the induction of experiential audiovisual experiences. Implemented algorithm enables exploration of virtual world built from data. Value of information depends on its arrangement's structure.</text:p>
      <text:p text:style-name="P4">The application's goal is the arousal of recipient's senses. By programming recipients’ sensations it models their experiences and manipulates their perceptual habits. As the application is being executed, it causes a constant update of virtual images, artificially creating a sensation of infinity based on processed structure of the real space. Users become particles circulating in the chaos of impressions. Sensations’ intensity is proportional to the quantity of interaction.</text:p>
      <text:p text:style-name="P4">Audiovisual data streams induce a range of diverse reception strategies in the users. Multitude of data converts into a certain kind of chaos detaching the users from the existing reality causing destabilization. Reception of time and space is distorted.</text:p>
      <text:p text:style-name="P4">Audio track is created in real-time. Users’ motion is recorded by a tracking system, composed of sensors and transmitting station, and converted into sounds, which are in turn merged with the image. Users themselves create the most appropriate audiovisual space thus immersing in the model of said space. They become an active participant in the multimedia spectacle.</text:p>
      <text:p text:style-name="P4">Application's open architecture allows for extension of the matrix in accordance with users’ needs. Creation and conversion of three-dimensional data is possible by the use of an algorithm transforming features of real image into specific aspects of virtual representation. Virtual representation is based on the structure of real space and space itself is a buffer uniting different realities. </text:p>
      <text:p text:style-name="P4">Since all calculations are cloud-based the application is cross-platform. Salient elements of data are stored in the application's memory and submitted to transformation. Users create their own environment to which they can invite others. Each recipient becomes a part of the project, an active participant creating their own space.</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gt; SCHEMAT DZIAŁANIA</text:p>
      <text:p text:style-name="P6">Application's worflow design was based on that of a compiler </text:p>
      <text:p text:style-name="P1"/>
      <text:p text:style-name="P1"><text:span text:style-name="T31">INPUT_IAMGE</text:span> ()</text:p>
      <text:p text:style-name="P1"><text:tab/>(<text:span text:style-name="T32">reality image</text:span>)</text:p>
      <text:p text:style-name="P1"/>
      <text:p text:style-name="P1">S<text:span text:style-name="T33">CANNING</text:span>_</text:p>
      <text:p text:style-name="P1"><text:s text:c="18"/>_R<text:span text:style-name="T33">EALITY</text:span> <text:s/>()</text:p>
      <text:p text:style-name="P1"><text:tab/><text:tab/> <text:s/><text:span text:style-name="T34">uploading reality image into program's memory</text:span></text:p>
      <text:p text:style-name="P1"/>
      <text:p text:style-name="P1">A<text:span text:style-name="T35">NALYSIS</text:span>_</text:p>
      <text:p text:style-name="P1"><text:s text:c="9"/><text:span text:style-name="T36">VISUAL</text:span> ()</text:p>
      <text:p text:style-name="P1"><text:tab/><text:span text:style-name="T37">processing features of the scanned image's</text:span> 1_<text:span text:style-name="T38">edge detection</text:span> 2_<text:span text:style-name="T39">creating tones and contrast histogram</text:span> 3_<text:span text:style-name="T39">detection of patterns</text:span> 4_<text:span text:style-name="T40">finding characteristic features</text:span></text:p>
      <text:p text:style-name="P1"><text:tab/><text:tab/></text:p>
      <text:p text:style-name="P1"/>
      <text:p text:style-name="P7">ANALYSIS</text:p>
      <text:p text:style-name="P1"><text:s text:c="9"/><text:span text:style-name="T41">SEMANTICAL</text:span>\\</text:p>
      <text:p text:style-name="P2"><text:tab/><text:tab/><text:span text:style-name="T42">processig visual features</text:span> 1_ 2_ 3_ 4_ <text:span text:style-name="T42">in terms of emotional meaning</text:span>; <text:span text:style-name="T43">definig emotional meaning of a picture i.e. domination color, edge histogram, granulation, color scheme</text:span></text:p>
      <text:p text:style-name="P17">GENERATING VIRTUAL SPACE</text:p>
      <text:p text:style-name="P3"><text:tab/><text:tab/><text:span text:style-name="T44">From acquired data program creates a simulacrum, distorted reproduction of reality</text:span></text:p>
      <text:p text:style-name="P3"/>
      <text:p text:style-name="P7">SPACE VISUALISATION</text:p>
      <text:p text:style-name="P1"><text:soft-page-break/></text:p>
      <text:p text:style-name="P7">OUTPUT IMAGE</text:p>
      <text:p text:style-name="P8"><text:span text:style-name="Default_20_Paragraph_20_Font"><text:span text:style-name="T1"><text:tab/>(</text:span></text:span><text:span text:style-name="Default_20_Paragraph_20_Font"><text:span text:style-name="T6">virtual reality</text:span></text:span><text:span text:style-name="Default_20_Paragraph_20_Font"><text:span text:style-name="T1">) <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style:contextual-spacing="false" fo:line-height="115%" fo:hyphenation-ladder-count="no-limit"/>
      <style:text-properties fo:hyphenate="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size-complex="12pt" fo:hyphenate="false"/>
    </style:style>
    <style:style style:name="Footnote_20_Text" style:display-name="Footnote Text" style:family="paragraph" style:parent-style-name="Normal">
      <style:paragraph-properties fo:margin-top="0in" fo:margin-bottom="0in" style:contextual-spacing="false" fo:line-height="100%" fo:hyphenation-ladder-count="no-limit"/>
      <style:text-properties fo:font-size="10pt" style:font-size-asian="10pt"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64%"/>
    </style:style>
    <style:style style:name="Footnote_20_Text_20_Char" style:display-name="Footnote Text Char" style:family="text" style:parent-style-name="Default_20_Paragraph_20_Font">
      <style:text-properties fo:font-size="10pt" style:font-size-asian="10pt" style:font-size-complex="10pt"/>
    </style:style>
    <style:style style:name="Emphasis" style:family="text" style:parent-style-name="Default_20_Paragraph_20_Font">
      <style:text-properties fo:font-style="italic" style:font-style-asian="italic" style:font-style-complex="italic"/>
    </style:style>
    <style:style style:name="st" style:family="text" style:parent-style-name="Default_20_Paragraph_20_Fon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dc:description/>
    <dc:subject/>
    <meta:initial-creator>Anielka</meta:initial-creator>
    <meta:creation-date>2015-10-12T18:34:00Z</meta:creation-date>
    <dc:date>2015-10-17T20:59:59.115588463</dc:date>
    <meta:editing-cycles>92</meta:editing-cycles>
    <meta:editing-duration>PT2H28M58S</meta:editing-duration>
    <meta:document-statistic meta:table-count="0" meta:image-count="0" meta:object-count="0" meta:page-count="4" meta:paragraph-count="36" meta:word-count="1017" meta:character-count="6983" meta:non-whitespace-character-count="5933"/>
    <meta:template xlink:type="simple" xlink:actuate="onRequest" xlink:title="" xlink:href="../../Downloads/prezentacja%20cz.2.odt/Normal"/>
  </office:meta>
</office:document-meta>
</file>